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517" officeooo:paragraph-rsid="0004751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60352" officeooo:paragraph-rsid="00060352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77c21" officeooo:paragraph-rsid="00077c21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47517" officeooo:paragraph-rsid="0004751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60352" officeooo:paragraph-rsid="00060352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84dbc" officeooo:paragraph-rsid="00084dbc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047517" officeooo:paragraph-rsid="00047517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60352" officeooo:paragraph-rsid="00060352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60352" officeooo:paragraph-rsid="00060352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60352" officeooo:paragraph-rsid="000d3a8a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60352" officeooo:paragraph-rsid="000d4dfc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d3a8a" officeooo:paragraph-rsid="000d3a8a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text-line-through-style="solid" style:text-line-through-type="single" officeooo:rsid="00060352" officeooo:paragraph-rsid="00060352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47517" officeooo:paragraph-rsid="00084dbc"/>
    </style:style>
    <style:style style:name="T1" style:family="text">
      <style:text-properties officeooo:rsid="000d3a8a"/>
    </style:style>
    <style:style style:name="T2" style:family="text">
      <style:text-properties officeooo:rsid="000d4d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:</text:p>
      <text:p text:style-name="P1">Sidebar:</text:p>
      <text:p text:style-name="P4">Uporabnik (select)</text:p>
      <text:p text:style-name="P4">Asistent (select)</text:p>
      <text:p text:style-name="P4">Teden <text:s/>(pripravljen)</text:p>
      <text:p text:style-name="P4">Izpisi (popup):</text:p>
      <text:p text:style-name="P7">tedenski urniki</text:p>
      <text:p text:style-name="P7">mesečna prisotnost</text:p>
      <text:p text:style-name="P7">pokritost uporabnika</text:p>
      <text:p text:style-name="P4">Nastavitve (popup, najbolje zaščiten z geslom):</text:p>
      <text:p text:style-name="P7">spisek uporabnikov (dodajanje in brisanje, brisanje dodatno preverjanje)</text:p>
      <text:p text:style-name="P7">spisek asistentov (dodajanje in brisanje, brisanje dodatno preverjanje)</text:p>
      <text:p text:style-name="P7">priprava, urejanje in pregled baze (backup, nova baza … )</text:p>
      <text:p text:style-name="P7"/>
      <text:p text:style-name="P2">Baza:</text:p>
      <text:p text:style-name="P5">po dnevih</text:p>
      <text:p text:style-name="P13">datum [ključ] | ure0_6a | ure0_6b | ure6_16a | ure6_16b | ure16_22a | ure16_22b | ure22_24a | ure22_24b | opombe</text:p>
      <text:p text:style-name="P5"/>
      <text:p text:style-name="P10">datum [ključ] |</text:p>
      <text:p text:style-name="P11"><text:span text:style-name="T2">u</text:span><text:span text:style-name="T1">0</text:span> | u<text:span text:style-name="T2">0</text:span><text:span text:style-name="T1">1</text:span> | u<text:span text:style-name="T2">0</text:span><text:span text:style-name="T1">2</text:span> | u<text:span text:style-name="T2">0</text:span><text:span text:style-name="T1">3</text:span> | u<text:span text:style-name="T2">0</text:span><text:span text:style-name="T1">4</text:span> | u<text:span text:style-name="T2">0</text:span><text:span text:style-name="T1">5</text:span> | u<text:span text:style-name="T2">0</text:span><text:span text:style-name="T1">6</text:span> | u<text:span text:style-name="T2">0</text:span><text:span text:style-name="T1">7</text:span> | u<text:span text:style-name="T2">0</text:span><text:span text:style-name="T1">8</text:span> | u<text:span text:style-name="T2">0</text:span><text:span text:style-name="T1">9</text:span> | u<text:span text:style-name="T1">10</text:span> | u<text:span text:style-name="T1">11</text:span> | u<text:span text:style-name="T1">12</text:span> | u<text:span text:style-name="T1">13</text:span> | u<text:span text:style-name="T1">14</text:span> | u<text:span text:style-name="T1">15</text:span> | u<text:span text:style-name="T1">16</text:span> | u<text:span text:style-name="T1">17</text:span> | u<text:span text:style-name="T1">18</text:span> | u<text:span text:style-name="T1">19</text:span> | u<text:span text:style-name="T1">20</text:span> | u<text:span text:style-name="T1">12</text:span> | u<text:span text:style-name="T1">22</text:span> | u<text:span text:style-name="T1">23</text:span> |</text:p>
      <text:p text:style-name="P11"><text:span text:style-name="T2">m</text:span><text:span text:style-name="T1">0</text:span> | m<text:span text:style-name="T2">0</text:span><text:span text:style-name="T1">1</text:span> | m<text:span text:style-name="T2">0</text:span><text:span text:style-name="T1">2</text:span> | m<text:span text:style-name="T2">0</text:span><text:span text:style-name="T1">3</text:span> | m<text:span text:style-name="T2">0</text:span><text:span text:style-name="T1">4</text:span> | m<text:span text:style-name="T2">0</text:span><text:span text:style-name="T1">5</text:span> | m<text:span text:style-name="T2">0</text:span><text:span text:style-name="T1">6</text:span> | m<text:span text:style-name="T2">0</text:span><text:span text:style-name="T1">7</text:span> | m<text:span text:style-name="T2">0</text:span><text:span text:style-name="T1">8</text:span> | m<text:span text:style-name="T2">0</text:span><text:span text:style-name="T1">9</text:span> | m<text:span text:style-name="T1">10</text:span> | m<text:span text:style-name="T1">11</text:span> | m<text:span text:style-name="T1">12</text:span> | m<text:span text:style-name="T1">13</text:span> | m<text:span text:style-name="T1">14</text:span> | m<text:span text:style-name="T1">15</text:span> | m<text:span text:style-name="T1">16</text:span> | m<text:span text:style-name="T1">17</text:span> | m<text:span text:style-name="T1">18</text:span> | m<text:span text:style-name="T1">19</text:span> | m<text:span text:style-name="T1">20</text:span> | m<text:span text:style-name="T1">12</text:span> | m<text:span text:style-name="T1">22</text:span> | m<text:span text:style-name="T1">23</text:span> |</text:p>
      <text:p text:style-name="P10">opombe</text:p>
      <text:p text:style-name="P10"/>
      <text:p text:style-name="P2"/>
      <text:p text:style-name="P2"/>
      <text:p text:style-name="P3">Vnos:</text:p>
      <text:p text:style-name="P6">rhandsontable</text:p>
      <text:p text:style-name="P6">Grafični?</text:p>
      <text:p text:style-name="P1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1:07:37.186324662</meta:creation-date>
    <dc:date>2021-02-02T19:49:18.812559637</dc:date>
    <meta:editing-duration>PT7H36M6S</meta:editing-duration>
    <meta:editing-cycles>6</meta:editing-cycles>
    <meta:generator>LibreOffice/7.0.4.2$Linux_X86_64 LibreOffice_project/00$Build-2</meta:generator>
    <dc:creator>Nino Rode</dc:creator>
    <meta:document-statistic meta:table-count="0" meta:image-count="0" meta:object-count="0" meta:page-count="1" meta:paragraph-count="23" meta:word-count="174" meta:character-count="839" meta:non-whitespace-character-count="687"/>
  </office:meta>
</office:document-meta>
</file>